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f78d6" officeooo:paragraph-rsid="001f78d6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2pt" fo:font-weight="bold" officeooo:rsid="001f78d6" officeooo:paragraph-rsid="001f78d6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231f86" officeooo:paragraph-rsid="00231f86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1f78d6" officeooo:paragraph-rsid="001f78d6" style:font-size-asian="10.5pt" style:font-weight-asian="normal" style:font-size-complex="12pt" style:font-weight-complex="normal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er">
      <style:paragraph-properties fo:text-align="end" style:justify-single-word="false"/>
      <style:text-properties officeooo:rsid="002ed491" officeooo:paragraph-rsid="002ed491"/>
    </style:style>
    <style:style style:name="P7" style:family="paragraph" style:parent-style-name="Standard">
      <style:text-properties fo:font-size="12pt" fo:font-weight="bold" officeooo:rsid="00231f86" officeooo:paragraph-rsid="00231f86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231f86" officeooo:paragraph-rsid="0027b1cc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231f86" officeooo:paragraph-rsid="002a0fa9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231f86" officeooo:paragraph-rsid="002be699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31f86" officeooo:paragraph-rsid="002c8b6f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f78d6" officeooo:paragraph-rsid="001f78d6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normal" officeooo:rsid="001f78d6" officeooo:paragraph-rsid="001f78d6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f78d6" officeooo:paragraph-rsid="0027b1cc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dc112" officeooo:paragraph-rsid="002dc11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24pt" fo:font-weight="bold" officeooo:rsid="001f78d6" officeooo:paragraph-rsid="001f78d6" style:font-size-asian="24pt" style:font-weight-asian="bold" style:font-size-complex="24pt" style:font-weight-complex="bold"/>
    </style:style>
    <style:style style:name="T1" style:family="text">
      <style:text-properties officeooo:rsid="002a0fa9"/>
    </style:style>
    <style:style style:name="T2" style:family="text">
      <style:text-properties officeooo:rsid="002be699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Opgaver om idealgasligningen</text:p>
      <text:p text:style-name="P2"/>
      <text:p text:style-name="P2">Opgave 3.5.1</text:p>
      <text:p text:style-name="P2"/>
      <text:p text:style-name="P15">Giv et skøn for rumfanget af jeres lokale.</text:p>
      <text:p text:style-name="P15">Beregn stofmængden af </text:p>
      <text:p text:style-name="P4"/>
      <text:p text:style-name="P4"><draw:frame draw:style-name="fr2" draw:name="Object1" text:anchor-type="as-char" svg:y="-0.446cm" svg:width="2.325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<draw:frame draw:style-name="fr2" draw:name="Object2" text:anchor-type="as-char" svg:y="-0.393cm" svg:width="4.357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><draw:frame draw:style-name="fr2" draw:name="Object3" text:anchor-type="as-char" svg:y="-0.393cm" svg:width="3.644cm" svg:height="0.49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<draw:frame draw:style-name="fr1" draw:name="Object19" text:anchor-type="as-char" svg:y="-0.393cm" svg:width="1.076cm" svg:height="0.492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4"/>
      <text:p text:style-name="P4"><draw:frame draw:style-name="fr1" draw:name="Object20" text:anchor-type="as-char" svg:y="-0.393cm" svg:width="1.205cm" svg:height="0.492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4"/>
      <text:p text:style-name="P14"><draw:frame draw:style-name="fr2" draw:name="Object4" text:anchor-type="as-char" svg:y="-0.393cm" svg:width="2.566cm" svg:height="0.492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"/>
      <text:p text:style-name="P4"><draw:frame draw:style-name="fr2" draw:name="Object6" text:anchor-type="as-char" svg:y="-0.644cm" svg:width="1.729cm" svg:height="1.046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4"><draw:frame draw:style-name="fr2" draw:name="Object5" text:anchor-type="as-char" svg:y="-0.699cm" svg:width="4.66cm" svg:height="1.70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><draw:frame draw:style-name="fr2" draw:name="Object7" text:anchor-type="as-char" svg:y="-0.393cm" svg:width="3.676cm" svg:height="0.492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"/>
      <text:p text:style-name="P4"><draw:frame draw:style-name="fr2" draw:name="Object8" text:anchor-type="as-char" svg:y="-0.644cm" svg:width="1.401cm" svg:height="1.046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1"><draw:frame draw:style-name="fr2" draw:name="Object9" text:anchor-type="as-char" svg:y="-0.393cm" svg:width="1.854cm" svg:height="0.492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4"/>
      <text:p text:style-name="P1"><draw:frame draw:style-name="fr2" draw:name="Object10" text:anchor-type="as-char" svg:y="-0.644cm" svg:width="5.398cm" svg:height="1.046cm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4"/>
      <text:p text:style-name="P1"><draw:frame draw:style-name="fr2" draw:name="Object11" text:anchor-type="as-char" svg:y="-0.393cm" svg:width="5.964cm" svg:height="0.492cm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3">Opgave 3.5.2</text:p>
      <text:p text:style-name="P3"/>
      <text:p text:style-name="P3"><draw:frame draw:style-name="fr1" draw:name="Object13" text:anchor-type="as-char" svg:y="-0.393cm" svg:width="2.796cm" svg:height="0.492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3"/>
      <text:p text:style-name="P3"><text:soft-page-break/><draw:frame draw:style-name="fr1" draw:name="Object14" text:anchor-type="as-char" svg:y="-0.393cm" svg:width="3.374cm" svg:height="0.492cm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3"/>
      <text:p text:style-name="P3"><draw:frame draw:style-name="fr1" draw:name="Object15" text:anchor-type="as-char" svg:y="-0.446cm" svg:width="3.027cm" svg:height="0.547cm" draw:z-index="12"><draw:object xlink:href="./Object 15" xlink:type="simple" xlink:show="embed" xlink:actuate="onLoad"/><draw:image xlink:href="./ObjectReplacements/Object 15" xlink:type="simple" xlink:show="embed" xlink:actuate="onLoad"/></draw:frame></text:p>
      <text:p text:style-name="P3"/>
      <text:p text:style-name="P3"><draw:frame draw:style-name="fr1" draw:name="Object24" text:anchor-type="as-char" svg:y="-0.644cm" svg:width="2.903cm" svg:height="1.046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"/>
      <text:p text:style-name="P3"><draw:frame draw:style-name="fr1" draw:name="Object18" text:anchor-type="as-char" svg:y="-0.393cm" svg:width="1.076cm" svg:height="0.492cm" draw:z-index="15"><draw:object xlink:href="./Object 18" xlink:type="simple" xlink:show="embed" xlink:actuate="onLoad"/><draw:image xlink:href="./ObjectReplacements/Object 18" xlink:type="simple" xlink:show="embed" xlink:actuate="onLoad"/></draw:frame></text:p>
      <text:p text:style-name="P3"/>
      <text:p text:style-name="P8"><draw:frame draw:style-name="fr1" draw:name="Object12" text:anchor-type="as-char" svg:y="-0.393cm" svg:width="2.566cm" svg:height="0.492cm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3"/>
      <text:p text:style-name="P3"><draw:frame draw:style-name="fr1" draw:name="Object16" text:anchor-type="as-char" svg:y="-0.644cm" svg:width="1.729cm" svg:height="1.046cm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P3"/>
      <text:p text:style-name="P3"><draw:frame draw:style-name="fr1" draw:name="Object17" text:anchor-type="as-char" svg:y="-0.699cm" svg:width="5.516cm" svg:height="1.707cm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3"/>
      <text:p text:style-name="P3"><draw:frame draw:style-name="fr1" draw:name="Object21" text:anchor-type="as-char" svg:y="-0.393cm" svg:width="5.017cm" svg:height="0.492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"/>
      <text:p text:style-name="P3"><draw:frame draw:style-name="fr1" draw:name="Object22" text:anchor-type="as-char" svg:y="-0.393cm" svg:width="1.993cm" svg:height="0.492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3"/>
      <text:p text:style-name="P3"><draw:frame draw:style-name="fr1" draw:name="Object23" text:anchor-type="as-char" svg:y="-0.644cm" svg:width="7.14cm" svg:height="1.046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3"/>
      <text:p text:style-name="P3"><draw:frame draw:style-name="fr1" draw:name="Object25" text:anchor-type="as-char" svg:y="-0.393cm" svg:width="8.003cm" svg:height="0.492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3"/>
      <text:p text:style-name="P9">Opgave 3.<text:span text:style-name="T1">6</text:span>.<text:span text:style-name="T1">1</text:span></text:p>
      <text:p text:style-name="P9"/>
      <text:p text:style-name="P9"><draw:frame draw:style-name="fr1" draw:name="Object26" text:anchor-type="as-char" svg:y="-0.393cm" svg:width="2.194cm" svg:height="0.492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9"/>
      <text:p text:style-name="P9"><draw:frame draw:style-name="fr1" draw:name="Object27" text:anchor-type="as-char" svg:y="-0.393cm" svg:width="3.965cm" svg:height="0.492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9"/>
      <text:p text:style-name="P9"><draw:frame draw:style-name="fr1" draw:name="Object30" text:anchor-type="as-char" svg:y="-0.644cm" svg:width="4.983cm" svg:height="1.046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9"/>
      <text:p text:style-name="P9"><draw:frame draw:style-name="fr1" draw:name="Object28" text:anchor-type="as-char" svg:y="-0.393cm" svg:width="1.035cm" svg:height="0.499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9"/>
      <text:p text:style-name="P9"><draw:frame draw:style-name="fr1" draw:name="Object29" text:anchor-type="as-char" svg:y="-0.644cm" svg:width="1.91cm" svg:height="1.046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9"/>
      <text:p text:style-name="P9"><text:soft-page-break/><draw:frame draw:style-name="fr1" draw:name="Object31" text:anchor-type="as-char" svg:y="-1.198cm" svg:width="5.399cm" svg:height="2.208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9"/>
      <text:p text:style-name="P9"><draw:frame draw:style-name="fr1" draw:name="Object32" text:anchor-type="as-char" svg:y="-0.644cm" svg:width="2.411cm" svg:height="1.101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9"/>
      <text:p text:style-name="P10">Opgave 3.<text:span text:style-name="T1">6</text:span>.<text:span text:style-name="T2">2</text:span></text:p>
      <text:p text:style-name="P10"/>
      <text:p text:style-name="P10"><draw:frame draw:style-name="fr1" draw:name="Object33" text:anchor-type="as-char" svg:y="-0.393cm" svg:width="4.526cm" svg:height="0.492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0"/>
      <text:p text:style-name="P10"><draw:frame draw:style-name="fr1" draw:name="Object34" text:anchor-type="as-char" svg:y="-0.393cm" svg:width="3.644cm" svg:height="0.492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9"/>
      <text:p text:style-name="P9"><draw:frame draw:style-name="fr1" draw:name="Object35" text:anchor-type="as-char" svg:y="-0.644cm" svg:width="2.24cm" svg:height="1.046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9"/>
      <text:p text:style-name="P11"><draw:frame draw:style-name="fr1" draw:name="Object36" text:anchor-type="as-char" svg:y="-0.644cm" svg:width="1.91cm" svg:height="1.046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1"/>
      <text:p text:style-name="P11"><draw:frame draw:style-name="fr1" draw:name="Object37" text:anchor-type="as-char" svg:y="-1.198cm" svg:width="5.667cm" svg:height="2.208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1"/>
      <text:p text:style-name="P11"><draw:frame draw:style-name="fr1" draw:name="Object38" text:anchor-type="as-char" svg:y="-0.644cm" svg:width="2.949cm" svg:height="1.101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ed491" officeooo:paragraph-rsid="002ed491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mon From Jakobsen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08:56:07.208071692</meta:creation-date>
    <dc:date>2022-02-28T23:10:25.569705087</dc:date>
    <meta:editing-duration>PT1H56M2S</meta:editing-duration>
    <meta:editing-cycles>8</meta:editing-cycles>
    <meta:generator>LibreOffice/7.3.0.3$Linux_X86_64 LibreOffice_project/30$Build-3</meta:generator>
    <meta:document-statistic meta:table-count="0" meta:image-count="0" meta:object-count="38" meta:page-count="3" meta:paragraph-count="48" meta:word-count="31" meta:character-count="191" meta:non-whitespace-character-count="170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n>300</mn>
      </mrow>
      <msup>
        <mi>m</mi>
        <mn>3</mn>
      </msup>
    </mrow>
    <annotation encoding="StarMath 5.0">V = 300m^3</annotation>
  </semantics>
</math>
</file>

<file path=Object 10/content.xml><?xml version="1.0" encoding="utf-8"?>
<math xmlns="http://www.w3.org/1998/Math/MathML" display="block">
  <semantics>
    <mrow>
      <mrow>
        <mi>m</mi>
        <mo stretchy="false">=</mo>
        <mn>359505,46</mn>
      </mrow>
      <mrow>
        <mi>g</mi>
        <mo stretchy="false">=</mo>
        <mn>359,50</mn>
      </mrow>
      <mi mathvariant="italic">kg</mi>
    </mrow>
    <annotation encoding="StarMath 5.0">m = 359505,46 g = 359,50 kg</annotation>
  </semantics>
</math>
</file>

<file path=Object 11/content.xml><?xml version="1.0" encoding="utf-8"?>
<math xmlns="http://www.w3.org/1998/Math/MathML" display="block">
  <semantics>
    <mrow>
      <mi>m</mi>
      <mo stretchy="false">=</mo>
      <mrow>
        <mi>n</mi>
        <mo stretchy="false">⋅</mo>
        <mi>M</mi>
      </mrow>
    </mrow>
    <annotation encoding="StarMath 5.0">m = n cdot M</annotation>
  </semantics>
</math>
</file>

<file path=Object 12/content.xml><?xml version="1.0" encoding="utf-8"?>
<math xmlns="http://www.w3.org/1998/Math/MathML" display="block">
  <semantics>
    <mrow>
      <mrow>
        <mi>p</mi>
        <mo stretchy="false">⋅</mo>
        <mi>V</mi>
      </mrow>
      <mo stretchy="false">=</mo>
      <mrow>
        <mi>n</mi>
        <mo stretchy="false">⋅</mo>
        <mi>R</mi>
        <mo stretchy="false">⋅</mo>
        <mi>T</mi>
      </mrow>
    </mrow>
    <annotation encoding="StarMath 5.0">p cdot V = n cdot R cdot T</annotation>
  </semantics>
</math>
</file>

<file path=Object 13/content.xml><?xml version="1.0" encoding="utf-8"?>
<math xmlns="http://www.w3.org/1998/Math/MathML" display="block">
  <semantics>
    <mrow>
      <mrow>
        <mi>p</mi>
        <mo stretchy="false">=</mo>
        <mn>10,5</mn>
      </mrow>
      <mi mathvariant="italic">MPa</mi>
    </mrow>
    <annotation encoding="StarMath 5.0">p = 10,5 MPa</annotation>
  </semantics>
</math>
</file>

<file path=Object 14/content.xml><?xml version="1.0" encoding="utf-8"?>
<math xmlns="http://www.w3.org/1998/Math/MathML" display="block">
  <semantics>
    <mrow>
      <mrow>
        <mi>T</mi>
        <mo stretchy="false">=</mo>
        <mn>8</mn>
      </mrow>
      <mi>°</mi>
      <mrow>
        <mi>C</mi>
        <mo stretchy="false">=</mo>
        <mn>281</mn>
      </mrow>
      <mi>K</mi>
    </mrow>
    <annotation encoding="StarMath 5.0">T = 8 °C = 281 K</annotation>
  </semantics>
</math>
</file>

<file path=Object 15/content.xml><?xml version="1.0" encoding="utf-8"?>
<math xmlns="http://www.w3.org/1998/Math/MathML" display="block">
  <semantics>
    <mrow>
      <mrow>
        <mi>V</mi>
        <mo stretchy="false">=</mo>
        <mrow>
          <mn>1,7</mn>
          <mo stretchy="false">⋅</mo>
          <msup>
            <mn>10</mn>
            <mn>6</mn>
          </msup>
        </mrow>
      </mrow>
      <msup>
        <mi>m</mi>
        <mn>3</mn>
      </msup>
    </mrow>
    <annotation encoding="StarMath 5.0">V = 1,7 cdot 10^6 m^3</annotation>
  </semantics>
</math>
</file>

<file path=Object 16/content.xml><?xml version="1.0" encoding="utf-8"?>
<math xmlns="http://www.w3.org/1998/Math/MathML" display="block">
  <semantics>
    <mrow>
      <mi>n</mi>
      <mo stretchy="false">=</mo>
      <mfrac>
        <mrow>
          <mi>p</mi>
          <mo stretchy="false">⋅</mo>
          <mi>V</mi>
        </mrow>
        <mrow>
          <mi>R</mi>
          <mo stretchy="false">⋅</mo>
          <mi>T</mi>
        </mrow>
      </mfrac>
    </mrow>
    <annotation encoding="StarMath 5.0">n = { p cdot V } over { R cdot T }</annotation>
  </semantics>
</math>
</file>

<file path=Object 17/content.xml><?xml version="1.0" encoding="utf-8"?>
<math xmlns="http://www.w3.org/1998/Math/MathML" display="block">
  <semantics>
    <mrow>
      <mi>n</mi>
      <mo stretchy="false">=</mo>
      <mfrac>
        <mrow>
          <mrow>
            <mn>1,05</mn>
            <mo stretchy="false">⋅</mo>
            <msup>
              <mn>10</mn>
              <mn>7</mn>
            </msup>
          </mrow>
          <mrow>
            <mi mathvariant="italic">Pa</mi>
            <mo stretchy="false">⋅</mo>
            <mn>1,7</mn>
            <mo stretchy="false">⋅</mo>
            <msup>
              <mn>10</mn>
              <mn>6</mn>
            </msup>
          </mrow>
          <msup>
            <mi>m</mi>
            <mn>3</mn>
          </msup>
        </mrow>
        <mrow>
          <mn>8,31</mn>
          <mrow>
            <mfrac>
              <mrow>
                <mi mathvariant="italic">Pa</mi>
                <mo stretchy="false">⋅</mo>
                <msup>
                  <mi>m</mi>
                  <mn>3</mn>
                </msup>
              </mrow>
              <mrow>
                <mi mathvariant="italic">mol</mi>
                <mo stretchy="false">⋅</mo>
                <mi>K</mi>
              </mrow>
            </mfrac>
            <mo stretchy="false">⋅</mo>
            <mn>281</mn>
          </mrow>
          <mi>K</mi>
        </mrow>
      </mfrac>
    </mrow>
    <annotation encoding="StarMath 5.0">n = {1,05 cdot 10^7 Pa cdot 1,7 cdot 10^6 m^3} over { 8,31 {{Pa cdot m^3} over {mol cdot K}} cdot 281 K }</annotation>
  </semantics>
</math>
</file>

<file path=Object 18/content.xml><?xml version="1.0" encoding="utf-8"?>
<math xmlns="http://www.w3.org/1998/Math/MathML" display="block">
  <semantics>
    <mrow>
      <mi>n</mi>
      <mo stretchy="false">=</mo>
      <mi>?</mi>
    </mrow>
    <annotation encoding="StarMath 5.0">n = ?</annotation>
  </semantics>
</math>
</file>

<file path=Object 19/content.xml><?xml version="1.0" encoding="utf-8"?>
<math xmlns="http://www.w3.org/1998/Math/MathML" display="block">
  <semantics>
    <mrow>
      <mi>n</mi>
      <mo stretchy="false">=</mo>
      <mi>?</mi>
    </mrow>
    <annotation encoding="StarMath 5.0">n = ?</annotation>
  </semantics>
</math>
</file>

<file path=Object 2/content.xml><?xml version="1.0" encoding="utf-8"?>
<math xmlns="http://www.w3.org/1998/Math/MathML" display="block">
  <semantics>
    <mrow>
      <mrow>
        <mi>p</mi>
        <mo stretchy="false">=</mo>
        <mn>1</mn>
      </mrow>
      <mrow>
        <mi mathvariant="italic">atm</mi>
        <mo stretchy="false">=</mo>
        <mn>101,3</mn>
      </mrow>
      <mi mathvariant="italic">kPa</mi>
    </mrow>
    <annotation encoding="StarMath 5.0">p = 1 atm = 101,3 kPa</annotation>
  </semantics>
</math>
</file>

<file path=Object 20/content.xml><?xml version="1.0" encoding="utf-8"?>
<math xmlns="http://www.w3.org/1998/Math/MathML" display="block">
  <semantics>
    <mrow>
      <mi>m</mi>
      <mo stretchy="false">=</mo>
      <mi>?</mi>
    </mrow>
    <annotation encoding="StarMath 5.0">m = ?</annotation>
  </semantics>
</math>
</file>

<file path=Object 21/content.xml><?xml version="1.0" encoding="utf-8"?>
<math xmlns="http://www.w3.org/1998/Math/MathML" display="block">
  <semantics>
    <mrow>
      <mrow>
        <mi>n</mi>
        <mo stretchy="false">=</mo>
        <mn>7644179503,32</mn>
      </mrow>
      <mi mathvariant="italic">mol</mi>
    </mrow>
    <annotation encoding="StarMath 5.0">n = 7644179503,32 mol</annotation>
  </semantics>
</math>
</file>

<file path=Object 22/content.xml><?xml version="1.0" encoding="utf-8"?>
<math xmlns="http://www.w3.org/1998/Math/MathML" display="block">
  <semantics>
    <mrow>
      <mi>m</mi>
      <mo stretchy="false">=</mo>
      <mrow>
        <mi>M</mi>
        <mo stretchy="false">∗</mo>
        <mi>n</mi>
      </mrow>
    </mrow>
    <annotation encoding="StarMath 5.0">m = M * n</annotation>
  </semantics>
</math>
</file>

<file path=Object 23/content.xml><?xml version="1.0" encoding="utf-8"?>
<math xmlns="http://www.w3.org/1998/Math/MathML" display="block">
  <semantics>
    <mrow>
      <mrow>
        <mi>m</mi>
        <mo stretchy="false">=</mo>
        <mn>17,1</mn>
      </mrow>
      <mrow>
        <mfrac>
          <mi>g</mi>
          <mi mathvariant="italic">mol</mi>
        </mfrac>
        <mo stretchy="false">⋅</mo>
        <mn>7664179503,32</mn>
      </mrow>
      <mi mathvariant="italic">mol</mi>
    </mrow>
    <annotation encoding="StarMath 5.0">m = 17,1 g over mol cdot 7664179503,32 mol</annotation>
  </semantics>
</math>
</file>

<file path=Object 24/content.xml><?xml version="1.0" encoding="utf-8"?>
<math xmlns="http://www.w3.org/1998/Math/MathML" display="block">
  <semantics>
    <mrow>
      <mrow>
        <mi>M</mi>
        <mo stretchy="false">=</mo>
        <mn>17,1</mn>
      </mrow>
      <mfrac>
        <mi>g</mi>
        <mi mathvariant="italic">mol</mi>
      </mfrac>
    </mrow>
    <annotation encoding="StarMath 5.0">M = 17,1 g over mol</annotation>
  </semantics>
</math>
</file>

<file path=Object 25/content.xml><?xml version="1.0" encoding="utf-8"?>
<math xmlns="http://www.w3.org/1998/Math/MathML" display="block">
  <semantics>
    <mrow>
      <mrow>
        <mi>m</mi>
        <mo stretchy="false">=</mo>
        <mn>13071546950,68</mn>
      </mrow>
      <mrow>
        <mi>g</mi>
        <mo stretchy="false">=</mo>
        <mn>13071,55</mn>
      </mrow>
      <mi mathvariant="italic">ton</mi>
    </mrow>
    <annotation encoding="StarMath 5.0">m = 13071546950,68 g = 13071,55 ton</annotation>
  </semantics>
</math>
</file>

<file path=Object 26/content.xml><?xml version="1.0" encoding="utf-8"?>
<math xmlns="http://www.w3.org/1998/Math/MathML" display="block">
  <semantics>
    <mrow>
      <mrow>
        <mi>p</mi>
        <mo stretchy="false">=</mo>
        <mn>34</mn>
      </mrow>
      <mi mathvariant="italic">kPa</mi>
    </mrow>
    <annotation encoding="StarMath 5.0">p = 34 kPa</annotation>
  </semantics>
</math>
</file>

<file path=Object 27/content.xml><?xml version="1.0" encoding="utf-8"?>
<math xmlns="http://www.w3.org/1998/Math/MathML" display="block">
  <semantics>
    <mrow>
      <mrow>
        <mi>T</mi>
        <mo stretchy="false">=</mo>
        <mrow>
          <mo stretchy="false">−</mo>
          <mn>20</mn>
        </mrow>
      </mrow>
      <mi>°</mi>
      <mrow>
        <mi>C</mi>
        <mo stretchy="false">=</mo>
        <mn>253</mn>
      </mrow>
      <mi>K</mi>
    </mrow>
    <annotation encoding="StarMath 5.0">T=-20 °C = 253 K</annotation>
  </semantics>
</math>
</file>

<file path=Object 28/content.xml><?xml version="1.0" encoding="utf-8"?>
<math xmlns="http://www.w3.org/1998/Math/MathML" display="block">
  <semantics>
    <mrow>
      <mi>ρ</mi>
      <mo stretchy="false">=</mo>
      <mi>?</mi>
    </mrow>
    <annotation encoding="StarMath 5.0">%rho = ?</annotation>
  </semantics>
</math>
</file>

<file path=Object 29/content.xml><?xml version="1.0" encoding="utf-8"?>
<math xmlns="http://www.w3.org/1998/Math/MathML" display="block">
  <semantics>
    <mrow>
      <mi>ρ</mi>
      <mo stretchy="false">=</mo>
      <mrow>
        <mfrac>
          <mi>M</mi>
          <mi>R</mi>
        </mfrac>
        <mo stretchy="false">⋅</mo>
        <mfrac>
          <mi>p</mi>
          <mi>T</mi>
        </mfrac>
      </mrow>
    </mrow>
    <annotation encoding="StarMath 5.0">%rho = M over R cdot {p over T}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22</mn>
      </mrow>
      <mi>°</mi>
      <mrow>
        <mi>C</mi>
        <mo stretchy="false">=</mo>
        <mn>295</mn>
      </mrow>
      <mi>K</mi>
    </mrow>
    <annotation encoding="StarMath 5.0">T = 22 °C = 295K</annotation>
  </semantics>
</math>
</file>

<file path=Object 30/content.xml><?xml version="1.0" encoding="utf-8"?>
<math xmlns="http://www.w3.org/1998/Math/MathML" display="block">
  <semantics>
    <mrow>
      <mrow>
        <mi>M</mi>
        <mo stretchy="false">=</mo>
        <mn>29</mn>
      </mrow>
      <mrow>
        <mfrac>
          <mi>g</mi>
          <mi mathvariant="italic">mol</mi>
        </mfrac>
        <mo stretchy="false">=</mo>
        <mn>0,029</mn>
      </mrow>
      <mfrac>
        <mi mathvariant="italic">kg</mi>
        <mi mathvariant="italic">mol</mi>
      </mfrac>
    </mrow>
    <annotation encoding="StarMath 5.0">M = 29 g over mol = 0,029 kg over mol</annotation>
  </semantics>
</math>
</file>

<file path=Object 31/content.xml><?xml version="1.0" encoding="utf-8"?>
<math xmlns="http://www.w3.org/1998/Math/MathML" display="block">
  <semantics>
    <mrow>
      <mi>ρ</mi>
      <mo stretchy="false">=</mo>
      <mrow>
        <mfrac>
          <mrow>
            <mn>0,029</mn>
            <mfrac>
              <mi mathvariant="italic">kg</mi>
              <mi mathvariant="italic">mol</mi>
            </mfrac>
          </mrow>
          <mrow>
            <mn>8,31</mn>
            <mfrac>
              <mrow>
                <mi mathvariant="italic">Pa</mi>
                <mo stretchy="false">⋅</mo>
                <msup>
                  <mi>m</mi>
                  <mn>3</mn>
                </msup>
              </mrow>
              <mrow>
                <mi mathvariant="italic">mol</mi>
                <mo stretchy="false">⋅</mo>
                <mi>K</mi>
              </mrow>
            </mfrac>
          </mrow>
        </mfrac>
        <mo stretchy="false">⋅</mo>
        <mfrac>
          <mrow>
            <mn>34000</mn>
            <mi mathvariant="italic">Pa</mi>
          </mrow>
          <mrow>
            <mn>253</mn>
            <mi>K</mi>
          </mrow>
        </mfrac>
      </mrow>
    </mrow>
    <annotation encoding="StarMath 5.0">%rho = { 0,029 kg over mol } over { 8,31 {{Pa cdot m^3} over {mol cdot K}} } cdot { {34000 Pa} over {253 K} }</annotation>
  </semantics>
</math>
</file>

<file path=Object 32/content.xml><?xml version="1.0" encoding="utf-8"?>
<math xmlns="http://www.w3.org/1998/Math/MathML" display="block">
  <semantics>
    <mrow>
      <mrow>
        <mi>ρ</mi>
        <mo stretchy="false">=</mo>
        <mn>0,47</mn>
      </mrow>
      <mfrac>
        <mi mathvariant="italic">kg</mi>
        <msup>
          <mi>m</mi>
          <mn>3</mn>
        </msup>
      </mfrac>
    </mrow>
    <annotation encoding="StarMath 5.0">%rho = 0,47 kg over m^3</annotation>
  </semantics>
</math>
</file>

<file path=Object 33/content.xml><?xml version="1.0" encoding="utf-8"?>
<math xmlns="http://www.w3.org/1998/Math/MathML" display="block">
  <semantics>
    <mrow>
      <mrow>
        <mi>p</mi>
        <mo stretchy="false">=</mo>
        <mn>1</mn>
      </mrow>
      <mrow>
        <mi mathvariant="italic">atm</mi>
        <mo stretchy="false">=</mo>
        <mn>101300</mn>
      </mrow>
      <mi mathvariant="italic">Pa</mi>
    </mrow>
    <annotation encoding="StarMath 5.0">p = 1 atm = 101300 Pa</annotation>
  </semantics>
</math>
</file>

<file path=Object 34/content.xml><?xml version="1.0" encoding="utf-8"?>
<math xmlns="http://www.w3.org/1998/Math/MathML" display="block">
  <semantics>
    <mrow>
      <mrow>
        <mi>T</mi>
        <mo stretchy="false">=</mo>
        <mn>21</mn>
      </mrow>
      <mi>°</mi>
      <mrow>
        <mi>C</mi>
        <mo stretchy="false">=</mo>
        <mn>294</mn>
      </mrow>
      <mi>K</mi>
    </mrow>
    <annotation encoding="StarMath 5.0">T = 21 °C = 294 K</annotation>
  </semantics>
</math>
</file>

<file path=Object 35/content.xml><?xml version="1.0" encoding="utf-8"?>
<math xmlns="http://www.w3.org/1998/Math/MathML" display="block">
  <semantics>
    <mrow>
      <mrow>
        <mi>M</mi>
        <mo stretchy="false">=</mo>
        <mn>4</mn>
      </mrow>
      <mfrac>
        <mi>g</mi>
        <mi mathvariant="italic">mol</mi>
      </mfrac>
    </mrow>
    <annotation encoding="StarMath 5.0">M = 4 g over mol</annotation>
  </semantics>
</math>
</file>

<file path=Object 36/content.xml><?xml version="1.0" encoding="utf-8"?>
<math xmlns="http://www.w3.org/1998/Math/MathML" display="block">
  <semantics>
    <mrow>
      <mi>ρ</mi>
      <mo stretchy="false">=</mo>
      <mrow>
        <mfrac>
          <mi>M</mi>
          <mi>R</mi>
        </mfrac>
        <mo stretchy="false">⋅</mo>
        <mfrac>
          <mi>p</mi>
          <mi>T</mi>
        </mfrac>
      </mrow>
    </mrow>
    <annotation encoding="StarMath 5.0">%rho = { M over R } cdot { p over T }</annotation>
  </semantics>
</math>
</file>

<file path=Object 37/content.xml><?xml version="1.0" encoding="utf-8"?>
<math xmlns="http://www.w3.org/1998/Math/MathML" display="block">
  <semantics>
    <mrow>
      <mi>ρ</mi>
      <mo stretchy="false">=</mo>
      <mrow>
        <mfrac>
          <mrow>
            <mn>4</mn>
            <mfrac>
              <mi>g</mi>
              <mi mathvariant="italic">mol</mi>
            </mfrac>
          </mrow>
          <mrow>
            <mn>8,31</mn>
            <mfrac>
              <mrow>
                <mi mathvariant="italic">Pa</mi>
                <mo stretchy="false">⋅</mo>
                <msup>
                  <mi>m</mi>
                  <mn>3</mn>
                </msup>
              </mrow>
              <mrow>
                <mi mathvariant="italic">mol</mi>
                <mo stretchy="false">⋅</mo>
                <mi>K</mi>
              </mrow>
            </mfrac>
          </mrow>
        </mfrac>
        <mo stretchy="false">⋅</mo>
        <mfrac>
          <mrow>
            <mn>101300</mn>
            <mi mathvariant="italic">Pa</mi>
          </mrow>
          <mrow>
            <mn>294</mn>
            <mi>K</mi>
          </mrow>
        </mfrac>
      </mrow>
    </mrow>
    <annotation encoding="StarMath 5.0">%rho = { {4 g over mol} over { 8,31 {{Pa cdot m^3} over {mol cdot K}} } } cdot { {101300 Pa} over {294 K} }</annotation>
  </semantics>
</math>
</file>

<file path=Object 38/content.xml><?xml version="1.0" encoding="utf-8"?>
<math xmlns="http://www.w3.org/1998/Math/MathML" display="block">
  <semantics>
    <mrow>
      <mrow>
        <mi>ρ</mi>
        <mo stretchy="false">=</mo>
        <mn>165,85</mn>
      </mrow>
      <mfrac>
        <mi>g</mi>
        <msup>
          <mi>m</mi>
          <mn>3</mn>
        </msup>
      </mfrac>
    </mrow>
    <annotation encoding="StarMath 5.0">%rho = 165,85 g over m^3</annotation>
  </semantics>
</math>
</file>

<file path=Object 4/content.xml><?xml version="1.0" encoding="utf-8"?>
<math xmlns="http://www.w3.org/1998/Math/MathML" display="block">
  <semantics>
    <mrow>
      <mrow>
        <mi>p</mi>
        <mo stretchy="false">⋅</mo>
        <mi>V</mi>
      </mrow>
      <mo stretchy="false">=</mo>
      <mrow>
        <mi>n</mi>
        <mo stretchy="false">⋅</mo>
        <mi>R</mi>
        <mo stretchy="false">⋅</mo>
        <mi>T</mi>
      </mrow>
    </mrow>
    <annotation encoding="StarMath 5.0">p cdot V =n cdot R cdot T</annotation>
  </semantics>
</math>
</file>

<file path=Object 5/content.xml><?xml version="1.0" encoding="utf-8"?>
<math xmlns="http://www.w3.org/1998/Math/MathML" display="block">
  <semantics>
    <mrow>
      <mi>n</mi>
      <mo stretchy="false">=</mo>
      <mfrac>
        <mrow>
          <mn>101300</mn>
          <mrow>
            <mi mathvariant="italic">Pa</mi>
            <mo stretchy="false">⋅</mo>
            <mn>300</mn>
          </mrow>
          <msup>
            <mi>m</mi>
            <mn>3</mn>
          </msup>
        </mrow>
        <mrow>
          <mn>8,31</mn>
          <mrow>
            <mfrac>
              <mrow>
                <mi mathvariant="italic">Pa</mi>
                <mo stretchy="false">⋅</mo>
                <msup>
                  <mi>m</mi>
                  <mn>3</mn>
                </msup>
              </mrow>
              <mrow>
                <mi mathvariant="italic">mol</mi>
                <mo stretchy="false">⋅</mo>
                <mi>K</mi>
              </mrow>
            </mfrac>
            <mo stretchy="false">⋅</mo>
            <mn>295</mn>
          </mrow>
          <mi>K</mi>
        </mrow>
      </mfrac>
    </mrow>
    <annotation encoding="StarMath 5.0">n = { 101300 Pa cdot 300m^3 } over { 8,31 {{Pa cdot m^3} over {mol cdot K}}  cdot 295K }</annotation>
  </semantics>
</math>
</file>

<file path=Object 6/content.xml><?xml version="1.0" encoding="utf-8"?>
<math xmlns="http://www.w3.org/1998/Math/MathML" display="block">
  <semantics>
    <mrow>
      <mi>n</mi>
      <mo stretchy="false">=</mo>
      <mfrac>
        <mrow>
          <mi>p</mi>
          <mo stretchy="false">⋅</mo>
          <mi>V</mi>
        </mrow>
        <mrow>
          <mi>R</mi>
          <mo stretchy="false">⋅</mo>
          <mi>T</mi>
        </mrow>
      </mfrac>
    </mrow>
    <annotation encoding="StarMath 5.0">n={ p cdot V } over {R cdot T}</annotation>
  </semantics>
</math>
</file>

<file path=Object 7/content.xml><?xml version="1.0" encoding="utf-8"?>
<math xmlns="http://www.w3.org/1998/Math/MathML" display="block">
  <semantics>
    <mrow>
      <mrow>
        <mi>n</mi>
        <mo stretchy="false">=</mo>
        <mn>12396,74</mn>
      </mrow>
      <mi mathvariant="italic">mol</mi>
    </mrow>
    <annotation encoding="StarMath 5.0">n = 12396,74 mol</annotation>
  </semantics>
</math>
</file>

<file path=Object 8/content.xml><?xml version="1.0" encoding="utf-8"?>
<math xmlns="http://www.w3.org/1998/Math/MathML" display="block">
  <semantics>
    <mrow>
      <mi>n</mi>
      <mo stretchy="false">=</mo>
      <mfrac>
        <mi>m</mi>
        <mi>M</mi>
      </mfrac>
    </mrow>
    <annotation encoding="StarMath 5.0">n = m over M</annotation>
  </semantics>
</math>
</file>

<file path=Object 9/content.xml><?xml version="1.0" encoding="utf-8"?>
<math xmlns="http://www.w3.org/1998/Math/MathML" display="block">
  <semantics>
    <mrow>
      <mrow>
        <mi>m</mi>
        <mo stretchy="false">=</mo>
        <mn>12396,74</mn>
      </mrow>
      <mrow>
        <mi mathvariant="italic">mol</mi>
        <mo stretchy="false">⋅</mo>
        <mn>29</mn>
      </mrow>
      <mfrac>
        <mi>g</mi>
        <mi mathvariant="italic">mol</mi>
      </mfrac>
    </mrow>
    <annotation encoding="StarMath 5.0">m = 12396,74 mol cdot 29 g over mol</annotation>
  </semantics>
</math>
</file>